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4a2b8"/>
    </style:style>
    <style:style style:name="T1" style:family="text">
      <style:text-properties officeooo:rsid="00056c66"/>
    </style:style>
    <style:style style:name="T2" style:family="text">
      <style:text-properties officeooo:rsid="000cb8bd"/>
    </style:style>
    <style:style style:name="T3" style:family="text">
      <style:text-properties officeooo:rsid="000d0d2b"/>
    </style:style>
    <style:style style:name="T4" style:family="text">
      <style:text-properties fo:font-weight="normal" officeooo:rsid="0004a2b8" style:font-weight-asian="normal" style:font-weight-complex="normal"/>
    </style:style>
    <style:style style:name="T5" style:family="text">
      <style:text-properties fo:font-weight="normal" officeooo:rsid="000d0d2b" style:font-weight-asian="normal" style:font-weight-complex="normal"/>
    </style:style>
    <style:style style:name="T6" style:family="text">
      <style:text-properties fo:font-weight="normal" officeooo:rsid="000e2cef" style:font-weight-asian="normal" style:font-weight-complex="normal"/>
    </style:style>
    <style:style style:name="T7" style:family="text">
      <style:text-properties officeooo:rsid="000e2cef"/>
    </style:style>
    <style:style style:name="T8" style:family="text">
      <style:text-properties officeooo:rsid="000f7057"/>
    </style:style>
    <style:style style:name="T9" style:family="text">
      <style:text-properties officeooo:rsid="00112111"/>
    </style:style>
    <style:style style:name="T10" style:family="text">
      <style:text-properties officeooo:rsid="0011d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<text:line-break/><text:line-break/>- clean code:</text:p>
      <text:p text:style-name="P2"><text:tab/>→ sup<text:span text:style-name="T10">pprimer les fonctions inutiles</text:span></text:p>
      <text:p text:style-name="P2"/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2">refaire t1 t2 avec sémaphore</text:span></text:p>
      <text:p text:style-name="P3"/>
      <text:p text:style-name="Standard"/>
      <text:p text:style-name="Standard">- <text:span text:style-name="T3">pour les comparaisons (java posix faire tableau)</text:span></text:p>
      <text:p text:style-name="Standard"/>
      <text:p text:style-name="Standard">- <text:span text:style-name="T3">pour les mesures faire un graphe :</text:span></text:p>
      <text:p text:style-name="Standard"/>
      <text:p text:style-name="Standard">(bien choisir l'échelle <text:span text:style-name="T3">(log?)</text:span>)</text:p>
      <text:p text:style-name="Standard"/>
      <text:p text:style-name="Standard">-<text:span text:style-name="T8">modifier les algorithme : il veut en fait du pseudo-code</text:span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1T13:28:18.435720070</dc:date>
    <meta:editing-duration>PT54M3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55" meta:character-count="315" meta:non-whitespace-character-count="265"/>
  </office:meta>
</office:document-meta>
</file>